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код">
      <style:paragraph-properties fo:break-before="page"/>
    </style:style>
    <style:style style:name="P2" style:family="paragraph" style:parent-style-name="код">
      <style:text-properties officeooo:paragraph-rsid="00123ce4"/>
    </style:style>
    <style:style style:name="P3" style:family="paragraph" style:parent-style-name="Text_20_body">
      <style:text-properties officeooo:rsid="00135eb9" officeooo:paragraph-rsid="00135eb9"/>
    </style:style>
    <style:style style:name="P4" style:family="paragraph" style:parent-style-name="Text_20_body">
      <style:text-properties officeooo:rsid="001466ed" officeooo:paragraph-rsid="001466ed"/>
    </style:style>
    <style:style style:name="P5" style:family="paragraph" style:parent-style-name="Text_20_body">
      <style:text-properties officeooo:rsid="001466ed" officeooo:paragraph-rsid="0014dac4"/>
    </style:style>
    <style:style style:name="P6" style:family="paragraph" style:parent-style-name="Text_20_body">
      <style:text-properties officeooo:rsid="00167c1b" officeooo:paragraph-rsid="00167c1b"/>
    </style:style>
    <style:style style:name="P7" style:family="paragraph" style:parent-style-name="Text_20_body">
      <style:text-properties officeooo:rsid="001777e8" officeooo:paragraph-rsid="001777e8"/>
    </style:style>
    <style:style style:name="P8" style:family="paragraph" style:parent-style-name="Heading_20_1">
      <style:text-properties officeooo:rsid="00135eb9" officeooo:paragraph-rsid="00135eb9"/>
    </style:style>
    <style:style style:name="T1" style:family="text">
      <style:text-properties officeooo:rsid="0014dac4"/>
    </style:style>
    <style:style style:name="T2" style:family="text">
      <style:text-properties officeooo:rsid="0014eab4"/>
    </style:style>
    <style:style style:name="T3" style:family="text">
      <style:text-properties officeooo:rsid="001777e8"/>
    </style:style>
    <style:style style:name="T4" style:family="text">
      <style:text-properties officeooo:rsid="00189d8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CC</text:h>
      <text:p text:style-name="P3">Driven events computation compiler. </text:p>
      <text:h text:style-name="P8" text:outline-level="1">Вводные положения</text:h>
      <text:p text:style-name="P4">Decc — компилятор вычислений над выводимыми событиями. </text:p>
      <text:p text:style-name="P5">Под событиями будем понимать некоторое действие, которое требует описания, опеределения и детализации. <text:span text:style-name="T1">Для того, чтобы определить событие, нам дотаточно дать ему имя. В общем случае, событие может быть пустым и не содержать свойств, о имя в рамках некоторого пространства событий должно быть уникальным. т. е. не может быть двух событий с одним именем.</text:span></text:p>
      <text:p text:style-name="P5">Событие в совокупности с множеством значений определя<text:span text:style-name="T1">ю</text:span>т как состояние <text:span text:style-name="T2">(так же правильно будет оарактеризовать состояние как экземпляр некоторого события)</text:span>. <text:span text:style-name="T1">Одно и то же событие может иметь несколько состояний, которые различаются значениями свойств. </text:span></text:p>
      <text:p text:style-name="P6">Так как постулируется, что событие с именем А является уникальным, то несколько событий <draw:frame draw:style-name="fr1" draw:name="Object2" text:anchor-type="as-char" svg:y="-0.1484in" svg:width="0.2071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можн<text:span text:style-name="T3">о</text:span> описать введя для него свойство идентификации, например,<draw:frame draw:style-name="fr1" draw:name="Object1" text:anchor-type="as-char" svg:y="-0.1484in" svg:width="0.6437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Событие с частично заданным набором значений может рассматриваться как класс состояний. Например, в качетве класса событий можно описать событие <draw:frame draw:style-name="fr1" draw:name="Object3" text:anchor-type="as-char" svg:y="-0.1484in" svg:width="0.9965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, где ДАТА СОЗДАНИЯ, есть свойство. <text:span text:style-name="T4">Если присвоить атрибуту ДАТА СОЗДАНИЯ некоторое значение даты, то событие будет являться состоянием. </text:span></text:p>
      <text:p text:style-name="P1">Как пример, могу привести следующий мета язык описания события планирования поездки: </text:p>
      <text:p text:style-name="код"/>
      <text:p text:style-name="код">Событие::Поездка{ </text:p>
      <text:p text:style-name="код"><text:tab/><text:tab/>Деньги::, </text:p>
      <text:p text:style-name="код"><text:tab/><text:tab/>Продолжительность::, </text:p>
      <text:p text:style-name="код"><text:tab/><text:tab/>Транспорт::Машина|Городской| </text:p>
      <text:p text:style-name="код"><text:tab/><text:tab/>Маршрут::Карта|«http://….»|&lt; </text:p>
      <text:p text:style-name="код"><text:tab/><text:tab/>Начало::, </text:p>
      <text:p text:style-name="код"><text:tab/><text:tab/>Ограничения:: </text:p>
      <text:p text:style-name="код">} </text:p>
      <text:p text:style-name="код"/>
      <text:p text:style-name="код">Пусть так же существует событие: </text:p>
      <text:p text:style-name="код">Событие::Позвонить_маме { </text:p>
      <text:p text:style-name="код"><text:tab/>Начало:: </text:p>
      <text:p text:style-name="код"><text:tab/>Номер_телефона::887934… </text:p>
      <text:p text:style-name="код">} </text:p>
      <text:p text:style-name="код"/>
      <text:p text:style-name="код">Использование шаблона: </text:p>
      <text:p text:style-name="код">Создать::Поездка_домой =&gt; Поездка { </text:p>
      <text:p text:style-name="код"><text:tab/>Деньги::2200р, </text:p>
      <text:p text:style-name="код"><text:tab/>Продолжительность::27 часов, </text:p>
      <text:p text:style-name="код"><text:tab/>Транспорт::Поезд, </text:p>
      <text:p text:style-name="код"><text:tab/>Начало::21:00, </text:p>
      <text:p text:style-name="код"><text:tab/>Ограничение:: </text:p>
      <text:p text:style-name="код"><text:tab/><text:tab/>Создать::Позвонить_что_выехал =&gt; Позвонить_маме(Начало::21:20) { </text:p>
      <text:p text:style-name="код"><text:tab/><text:tab/><text:tab/>Описание:: «Возможно заготовленный текст сообщения» </text:p>
      <text:p text:style-name="P2"><text:tab/><text:tab/>}</text:p>
      <text:p text:style-name="P2">} </text:p>
      <text:p text:style-name="код"/>
      <text:p text:style-name="код">Создать::Добраться_до_квартиры::Поездка_домой =&gt; Поездка { </text:p>
      <text:p text:style-name="код"><text:tab/>Деньги::150р, </text:p>
      <text:p text:style-name="код"><text:tab/>Продолжительность::15 минут,r </text:p>
      <text:p text:style-name="код"><text:tab/>Транспорт::Общественный, </text:p>
      <text:p text:style-name="код">} </text:p>
      <text:p text:style-name="код"/>
      <text:p text:style-name="код">Трактуем как "Добраться до квартиры", следует за "Поездка домой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код" style:family="paragraph" style:parent-style-name="Text_20_body" style:class="text" style:master-page-name="">
      <loext:graphic-properties draw:fill="none" draw:fill-color="#729fcf"/>
      <style:paragraph-properties fo:margin-top="0in" fo:margin-bottom="0in" loext:contextual-spacing="false" fo:line-height="100%" style:page-number="auto" fo:background-color="transparent" fo:padding="0.0193in" fo:border="0.06pt solid #000000" style:shadow="none">
        <style:tab-stops/>
      </style:paragraph-properties>
      <style:text-properties style:font-name="Ubuntu" fo:font-family="Ubuntu" style:font-style-name="Обычный" style:font-pitch="variable" fo:font-size="10pt" officeooo:rsid="00108aad" style:font-size-asian="10.5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23:08:26.289084561</meta:creation-date>
    <meta:generator>LibreOffice/5.1.4.2$Linux_X86_64 LibreOffice_project/10m0$Build-2</meta:generator>
    <dc:date>2016-09-14T23:13:22.534065344</dc:date>
    <meta:editing-duration>PT50M2S</meta:editing-duration>
    <meta:editing-cycles>10</meta:editing-cycles>
    <meta:document-statistic meta:table-count="0" meta:image-count="0" meta:object-count="3" meta:page-count="2" meta:paragraph-count="39" meta:word-count="228" meta:character-count="1952" meta:non-whitespace-character-count="1700"/>
  </office:meta>
</office:document-meta>
</file>

<file path=Object 1/content.xml><?xml version="1.0" encoding="utf-8"?>
<math xmlns="http://www.w3.org/1998/Math/MathML" display="block">
  <semantics>
    <msub>
      <mi>А</mi>
      <mrow>
        <mrow>
          <mi mathvariant="italic">id</mi>
          <mo stretchy="false">=</mo>
          <mn>1,2.</mn>
        </mrow>
        <mn>..</mn>
        <mi>n</mi>
      </mrow>
    </msub>
    <annotation encoding="StarMath 5.0">А_{id=1,2...n}</annotation>
  </semantics>
</math>
</file>

<file path=Object 2/content.xml><?xml version="1.0" encoding="utf-8"?>
<math xmlns="http://www.w3.org/1998/Math/MathML" display="block">
  <semantics>
    <mi>А</mi>
    <annotation encoding="StarMath 5.0">А</annotation>
  </semantics>
</math>
</file>

<file path=Object 3/content.xml><?xml version="1.0" encoding="utf-8"?>
<math xmlns="http://www.w3.org/1998/Math/MathML" display="block">
  <semantics>
    <msub>
      <mi>А</mi>
      <mrow>
        <mi mathvariant="italic">ДАТА</mi>
        <mi mathvariant="italic">СОЗДАНИЯ</mi>
      </mrow>
    </msub>
    <annotation encoding="StarMath 5.0"> А_{ДАТА СОЗДАНИЯ}</annotation>
  </semantics>
</math>
</file>